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ode">
      <style:text-properties officeooo:paragraph-rsid="0020ec74"/>
    </style:style>
    <style:style style:name="P2" style:family="paragraph" style:parent-style-name="Code">
      <style:text-properties officeooo:paragraph-rsid="0024a0b9"/>
    </style:style>
    <style:style style:name="P3" style:family="paragraph" style:parent-style-name="Centralized">
      <style:text-properties officeooo:paragraph-rsid="0020ec7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223d"/>
    </style:style>
    <style:style style:name="T3" style:family="text">
      <style:text-properties officeooo:rsid="0020ec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<text:span text:style-name="T3">сравнить производительность открытия в различных библиотеках </text:span><text:span text:style-name="T2">Python</text:span></text:h>
      <text:p text:style-name="P2">import time</text:p>
      <text:p text:style-name="P2">timer = time.time()<text:line-break/>try:<text:line-break/> <text:s text:c="3"/>spreadsheet = open("74.csv")<text:line-break/> <text:s text:c="3"/>for value in spreadsheet:<text:line-break/> <text:s text:c="7"/>print(value)<text:line-break/> <text:s text:c="3"/>print('Затрачено:',time.time()-timer)<text:line-break/>except Exception as ex:<text:line-break/> <text:s text:c="3"/>print(ex)</text:p>
      <text:p text:style-name="P3">Листинг 1 — участок программного кода, выполняющий открытие записей с помощью нативных библиотек</text:p>
      <text:p text:style-name="P1">Затрачено: 0.0059947967529296875</text:p>
      <text:p text:style-name="Centralized">Листинг 2 — вывод</text:p>
      <text:p text:style-name="P2">import time</text:p>
      <text:p text:style-name="P2">import numpy<text:line-break/>timer = time.time()<text:line-break/>try:<text:line-break/> <text:s text:c="3"/>spreadsheet = numpy.loadtxt("74.csv",dtype=str)<text:line-break/> <text:s text:c="3"/>print(spreadsheet)<text:line-break/> <text:s text:c="3"/>print('Затрачено:',time.time()-timer)<text:line-break/>except Exception as ex:<text:line-break/> <text:s text:c="3"/>print(ex)</text:p>
      <text:p text:style-name="Centralized">Листинг 3 — участок программного кода, выполняющий открытие записей с помощью библиотеки <text:span text:style-name="T1">numpy</text:span></text:p>
      <text:p text:style-name="Code">[['"12-16-1990' '08:00' '58' '205"']</text:p>
      <text:p text:style-name="Code"><text:s/>['"12-16-1990' '08:00' '33' '008"']</text:p>
      <text:p text:style-name="Code"><text:s/>['"12-16-1990' '12:00' '60' '053"']</text:p>
      <text:p text:style-name="Code"><text:s/>...</text:p>
      <text:p text:style-name="Code"><text:s/>['"02-16-1991' '18:00' '62' '205"']</text:p>
      <text:p text:style-name="Code"><text:s/>['"02-16-1991' '18:00' '33' '016"']</text:p>
      <text:p text:style-name="Code"><text:s/>['"02-16-1991' '22:00' '34' '008"']]</text:p>
      <text:p text:style-name="Code">Затрачено: 0.006006002426147461</text:p>
      <text:p text:style-name="Centralized">Листинг 4 — вывод</text:p>
      <text:p text:style-name="P2">import time</text:p>
      <text:p text:style-name="P2">import pandas<text:line-break/>timer = time.time()<text:line-break/>try:<text:line-break/> <text:s text:c="3"/>spreadsheet = pandas.read_csv("74.csv",encoding='windows-1251')<text:line-break/> <text:s text:c="3"/>for value in spreadsheet:<text:line-break/> <text:s text:c="7"/>print(value)<text:line-break/> <text:s text:c="3"/>print('Затрачено:',time.time()-timer)<text:line-break/>except Exception as ex:<text:line-break/> <text:s text:c="3"/>print(ex)</text:p>
      <text:p text:style-name="Centralized">Листинг 5 — участок программного кода, выполняющий открытие записей с помощью библиотеки <text:span text:style-name="T1">pandas</text:span></text:p>
      <text:p text:style-name="Code">12-16-1990<text:tab/>08:00<text:tab/>58<text:tab/>205</text:p>
      <text:p text:style-name="Code">Затрачено: 0.006005287170410156</text:p>
      <text:p text:style-name="Centralized">Листинг 6 — выво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tru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1 «Файлы наборов данных и их обработка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4-14T09:51:50.255000000</dc:date>
    <meta:editing-duration>PT3H9M23S</meta:editing-duration>
    <meta:editing-cycles>32</meta:editing-cycles>
    <meta:document-statistic meta:table-count="0" meta:image-count="0" meta:object-count="0" meta:page-count="1" meta:paragraph-count="25" meta:word-count="160" meta:character-count="1482" meta:non-whitespace-character-count="1270"/>
  </office:meta>
</office:document-meta>
</file>